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969cm" fo:margin-left="-0.977cm" fo:margin-top="0cm" fo:margin-bottom="0cm" table:align="left" style:writing-mode="lr-tb"/>
    </style:style>
    <style:style style:name="Tabela1.A" style:family="table-column">
      <style:table-column-properties style:column-width="3.831cm"/>
    </style:style>
    <style:style style:name="Tabela1.B" style:family="table-column">
      <style:table-column-properties style:column-width="4.507cm"/>
    </style:style>
    <style:style style:name="Tabela1.C" style:family="table-column">
      <style:table-column-properties style:column-width="4.064cm"/>
    </style:style>
    <style:style style:name="Tabela1.D" style:family="table-column">
      <style:table-column-properties style:column-width="4.56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0.5pt solid #000000" style:writing-mode="lr-tb"/>
    </style:style>
    <style:style style:name="Tabela2" style:family="table">
      <style:table-properties style:width="16.969cm" fo:margin-left="-0.977cm" fo:margin-top="0cm" fo:margin-bottom="0cm" table:align="left" style:writing-mode="lr-tb"/>
    </style:style>
    <style:style style:name="Tabela2.A" style:family="table-column">
      <style:table-column-properties style:column-width="2.771cm"/>
    </style:style>
    <style:style style:name="Tabela2.B" style:family="table-column">
      <style:table-column-properties style:column-width="5.567cm"/>
    </style:style>
    <style:style style:name="Tabela2.C" style:family="table-column">
      <style:table-column-properties style:column-width="4.064cm"/>
    </style:style>
    <style:style style:name="Tabela2.D" style:family="table-column">
      <style:table-column-properties style:column-width="4.56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76cm" fo:border="0.5pt solid #000000" style:writing-mode="lr-tb"/>
    </style:style>
    <style:style style:name="Tabela3" style:family="table">
      <style:table-properties style:width="16.969cm" fo:margin-left="-0.977cm" fo:margin-top="0cm" fo:margin-bottom="0cm" table:align="left" style:writing-mode="lr-tb"/>
    </style:style>
    <style:style style:name="Tabela3.A" style:family="table-column">
      <style:table-column-properties style:column-width="3.831cm"/>
    </style:style>
    <style:style style:name="Tabela3.B" style:family="table-column">
      <style:table-column-properties style:column-width="4.507cm"/>
    </style:style>
    <style:style style:name="Tabela3.C" style:family="table-column">
      <style:table-column-properties style:column-width="4.064cm"/>
    </style:style>
    <style:style style:name="Tabela3.D" style:family="table-column">
      <style:table-column-properties style:column-width="4.56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176cm" fo:border="0.5pt solid #000000" style:writing-mode="lr-tb"/>
    </style:style>
    <style:style style:name="Tabela4" style:family="table">
      <style:table-properties style:width="16.969cm" fo:margin-left="-0.977cm" fo:margin-top="0cm" fo:margin-bottom="0cm" table:align="left" style:writing-mode="lr-tb"/>
    </style:style>
    <style:style style:name="Tabela4.A" style:family="table-column">
      <style:table-column-properties style:column-width="3.831cm"/>
    </style:style>
    <style:style style:name="Tabela4.B" style:family="table-column">
      <style:table-column-properties style:column-width="4.507cm"/>
    </style:style>
    <style:style style:name="Tabela4.C" style:family="table-column">
      <style:table-column-properties style:column-width="4.064cm"/>
    </style:style>
    <style:style style:name="Tabela4.D" style:family="table-column">
      <style:table-column-properties style:column-width="4.56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176cm" fo:border="0.5pt solid #000000" style:writing-mode="lr-tb"/>
    </style:style>
    <style:style style:name="Tabela5" style:family="table">
      <style:table-properties style:width="16.969cm" fo:margin-left="-0.977cm" fo:margin-top="0cm" fo:margin-bottom="0cm" table:align="left" style:writing-mode="lr-tb"/>
    </style:style>
    <style:style style:name="Tabela5.A" style:family="table-column">
      <style:table-column-properties style:column-width="3.404cm"/>
    </style:style>
    <style:style style:name="Tabela5.B" style:family="table-column">
      <style:table-column-properties style:column-width="4.934cm"/>
    </style:style>
    <style:style style:name="Tabela5.C" style:family="table-column">
      <style:table-column-properties style:column-width="4.064cm"/>
    </style:style>
    <style:style style:name="Tabela5.D" style:family="table-column">
      <style:table-column-properties style:column-width="4.56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="0.176cm" fo:border="0.5pt solid #000000" style:writing-mode="lr-tb"/>
    </style:style>
    <style:style style:name="Tabela6" style:family="table">
      <style:table-properties style:width="16.969cm" fo:margin-left="-0.977cm" fo:margin-top="0cm" fo:margin-bottom="0cm" table:align="left" style:writing-mode="lr-tb"/>
    </style:style>
    <style:style style:name="Tabela6.A" style:family="table-column">
      <style:table-column-properties style:column-width="3.831cm"/>
    </style:style>
    <style:style style:name="Tabela6.B" style:family="table-column">
      <style:table-column-properties style:column-width="4.507cm"/>
    </style:style>
    <style:style style:name="Tabela6.C" style:family="table-column">
      <style:table-column-properties style:column-width="4.064cm"/>
    </style:style>
    <style:style style:name="Tabela6.D" style:family="table-column">
      <style:table-column-properties style:column-width="4.56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0.5pt solid #000000" style:writing-mode="lr-tb"/>
    </style:style>
    <style:style style:name="Tabela7" style:family="table">
      <style:table-properties style:width="13.97cm" fo:margin-left="0.009cm" fo:margin-top="0cm" fo:margin-bottom="0cm" table:align="left" style:writing-mode="lr-tb"/>
    </style:style>
    <style:style style:name="Tabela7.A" style:family="table-column">
      <style:table-column-properties style:column-width="2.464cm"/>
    </style:style>
    <style:style style:name="Tabela7.B" style:family="table-column">
      <style:table-column-properties style:column-width="3.332cm"/>
    </style:style>
    <style:style style:name="Tabela7.C" style:family="table-column">
      <style:table-column-properties style:column-width="8.174cm"/>
    </style:style>
    <style:style style:name="Tabela7.1" style:family="table-row">
      <style:table-row-properties style:min-row-height="0.855cm" fo:keep-together="auto"/>
    </style:style>
    <style:style style:name="Tabela7.A1" style:family="table-cell">
      <style:table-cell-properties fo:padding="0cm" fo:border="none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0.736cm"/>
    </style:style>
    <style:style style:name="Tabela8.B" style:family="table-column">
      <style:table-column-properties style:column-width="3.014cm"/>
    </style:style>
    <style:style style:name="Tabela8.C" style:family="table-column">
      <style:table-column-properties style:column-width="11.232cm"/>
    </style:style>
    <style:style style:name="Tabela8.1" style:family="table-row">
      <style:table-row-properties style:min-row-height="1.358cm" fo:keep-together="auto"/>
    </style:style>
    <style:style style:name="Tabela8.A1" style:family="table-cell">
      <style:table-cell-properties fo:padding="0.176cm" fo:border="none" style:writing-mode="lr-tb"/>
    </style:style>
    <style:style style:name="Tabela8.2" style:family="table-row">
      <style:table-row-properties style:min-row-height="4.56cm" fo:keep-together="auto"/>
    </style:style>
    <style:style style:name="Tabela8.3" style:family="table-row">
      <style:table-row-properties style:min-row-height="3.66cm" fo:keep-together="auto"/>
    </style:style>
    <style:style style:name="Tabela8.4" style:family="table-row">
      <style:table-row-properties style:min-row-height="3.237cm" fo:keep-together="auto"/>
    </style:style>
    <style:style style:name="Tabela8.5" style:family="table-row">
      <style:table-row-properties style:min-row-height="4.083cm" fo:keep-together="auto"/>
    </style:style>
    <style:style style:name="Tabela9" style:family="table">
      <style:table-properties style:width="16.969cm" fo:margin-left="-0.977cm" fo:margin-top="0cm" fo:margin-bottom="0cm" table:align="left" style:writing-mode="lr-tb"/>
    </style:style>
    <style:style style:name="Tabela9.A" style:family="table-column">
      <style:table-column-properties style:column-width="3.831cm"/>
    </style:style>
    <style:style style:name="Tabela9.B" style:family="table-column">
      <style:table-column-properties style:column-width="4.507cm"/>
    </style:style>
    <style:style style:name="Tabela9.C" style:family="table-column">
      <style:table-column-properties style:column-width="4.064cm"/>
    </style:style>
    <style:style style:name="Tabela9.D" style:family="table-column">
      <style:table-column-properties style:column-width="4.565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="0.176cm" fo:border="0.5pt solid #000000" style:writing-mode="lr-tb"/>
    </style:style>
    <style:style style:name="Tabela10" style:family="table">
      <style:table-properties style:width="16.969cm" fo:margin-left="-0.977cm" fo:margin-top="0cm" fo:margin-bottom="0cm" table:align="left" style:writing-mode="lr-tb"/>
    </style:style>
    <style:style style:name="Tabela10.A" style:family="table-column">
      <style:table-column-properties style:column-width="2.771cm"/>
    </style:style>
    <style:style style:name="Tabela10.B" style:family="table-column">
      <style:table-column-properties style:column-width="5.567cm"/>
    </style:style>
    <style:style style:name="Tabela10.C" style:family="table-column">
      <style:table-column-properties style:column-width="4.064cm"/>
    </style:style>
    <style:style style:name="Tabela10.D" style:family="table-column">
      <style:table-column-properties style:column-width="4.56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="0.176cm" fo:border="0.5pt solid #000000" style:writing-mode="lr-tb"/>
    </style:style>
    <style:style style:name="Tabela11" style:family="table">
      <style:table-properties style:width="16.969cm" fo:margin-left="-0.977cm" fo:margin-top="0cm" fo:margin-bottom="0cm" table:align="left" style:writing-mode="lr-tb"/>
    </style:style>
    <style:style style:name="Tabela11.A" style:family="table-column">
      <style:table-column-properties style:column-width="3.831cm"/>
    </style:style>
    <style:style style:name="Tabela11.B" style:family="table-column">
      <style:table-column-properties style:column-width="4.507cm"/>
    </style:style>
    <style:style style:name="Tabela11.C" style:family="table-column">
      <style:table-column-properties style:column-width="4.064cm"/>
    </style:style>
    <style:style style:name="Tabela11.D" style:family="table-column">
      <style:table-column-properties style:column-width="4.56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="0.176cm" fo:border="0.5pt solid #000000" style:writing-mode="lr-tb"/>
    </style:style>
    <style:style style:name="Tabela12" style:family="table">
      <style:table-properties style:width="16.969cm" fo:margin-left="-0.977cm" fo:margin-top="0cm" fo:margin-bottom="0cm" table:align="left" style:writing-mode="lr-tb"/>
    </style:style>
    <style:style style:name="Tabela12.A" style:family="table-column">
      <style:table-column-properties style:column-width="3.831cm"/>
    </style:style>
    <style:style style:name="Tabela12.B" style:family="table-column">
      <style:table-column-properties style:column-width="4.507cm"/>
    </style:style>
    <style:style style:name="Tabela12.C" style:family="table-column">
      <style:table-column-properties style:column-width="4.064cm"/>
    </style:style>
    <style:style style:name="Tabela12.D" style:family="table-column">
      <style:table-column-properties style:column-width="4.565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="0.176cm" fo:border="0.5pt solid #000000" style:writing-mode="lr-tb"/>
    </style:style>
    <style:style style:name="Tabela13" style:family="table">
      <style:table-properties style:width="16.969cm" fo:margin-left="-0.977cm" fo:margin-top="0cm" fo:margin-bottom="0cm" table:align="left" style:writing-mode="lr-tb"/>
    </style:style>
    <style:style style:name="Tabela13.A" style:family="table-column">
      <style:table-column-properties style:column-width="3.831cm"/>
    </style:style>
    <style:style style:name="Tabela13.B" style:family="table-column">
      <style:table-column-properties style:column-width="4.507cm"/>
    </style:style>
    <style:style style:name="Tabela13.C" style:family="table-column">
      <style:table-column-properties style:column-width="4.064cm"/>
    </style:style>
    <style:style style:name="Tabela13.D" style:family="table-column">
      <style:table-column-properties style:column-width="4.565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="0.176cm" fo:border="0.5pt solid #000000" style:writing-mode="lr-tb"/>
    </style:style>
    <style:style style:name="Tabela14" style:family="table">
      <style:table-properties style:width="16.969cm" fo:margin-left="-0.977cm" fo:margin-top="0cm" fo:margin-bottom="0cm" table:align="left" style:writing-mode="lr-tb"/>
    </style:style>
    <style:style style:name="Tabela14.A" style:family="table-column">
      <style:table-column-properties style:column-width="3.831cm"/>
    </style:style>
    <style:style style:name="Tabela14.B" style:family="table-column">
      <style:table-column-properties style:column-width="4.507cm"/>
    </style:style>
    <style:style style:name="Tabela14.C" style:family="table-column">
      <style:table-column-properties style:column-width="4.064cm"/>
    </style:style>
    <style:style style:name="Tabela14.D" style:family="table-column">
      <style:table-column-properties style:column-width="4.565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.176cm" fo:border="0.5pt solid #000000" style:writing-mode="lr-tb"/>
    </style:style>
    <style:style style:name="P1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1"/>
    </style:style>
    <style:style style:name="P2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officeooo:paragraph-rsid="00192144" style:font-name-asian="Times New Roman1" style:language-asian="pt" style:country-asian="BR" style:font-name-complex="Arial1"/>
    </style:style>
    <style:style style:name="P3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style:font-name="Liberation Serif"/>
    </style:style>
    <style:style style:name="P4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</style:style>
    <style:style style:name="P5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officeooo:paragraph-rsid="00197c4a"/>
    </style:style>
    <style:style style:name="P6" style:family="paragraph" style:parent-style-name="List_20_Paragraph">
      <style:paragraph-properties fo:margin-left="0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7" style:family="paragraph" style:parent-style-name="List_20_Paragraph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8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9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10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2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2144"/>
    </style:style>
    <style:style style:name="P14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7c4a"/>
    </style:style>
    <style:style style:name="P15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ad789"/>
    </style:style>
    <style:style style:name="P16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b2ee1"/>
    </style:style>
    <style:style style:name="P17" style:family="paragraph" style:parent-style-name="Standard">
      <style:paragraph-properties fo:margin-top="0cm" fo:margin-bottom="0cm" style:contextual-spacing="false" fo:line-height="100%"/>
    </style:style>
    <style:style style:name="P1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19" style:family="paragraph" style:parent-style-name="Standard">
      <style:paragraph-properties fo:margin-top="0.423cm" fo:margin-bottom="0.423cm" style:contextual-spacing="false" fo:line-height="100%"/>
    </style:style>
    <style:style style:name="P20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</style:style>
    <style:style style:name="P21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</style:style>
    <style:style style:name="P22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23" style:family="paragraph" style:parent-style-name="Standard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24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officeooo:paragraph-rsid="00192144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officeooo:paragraph-rsid="00192144"/>
    </style:style>
    <style:style style:name="P26" style:family="paragraph" style:parent-style-name="Standard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  <style:text-properties officeooo:paragraph-rsid="00192144"/>
    </style:style>
    <style:style style:name="P27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officeooo:paragraph-rsid="00197c4a"/>
    </style:style>
    <style:style style:name="P28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officeooo:paragraph-rsid="00197c4a"/>
    </style:style>
    <style:style style:name="P29" style:family="paragraph" style:parent-style-name="Standard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  <style:text-properties officeooo:paragraph-rsid="00197c4a"/>
    </style:style>
    <style:style style:name="P30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2144"/>
    </style:style>
    <style:style style:name="P3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7c4a"/>
    </style:style>
    <style:style style:name="P32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ad789"/>
    </style:style>
    <style:style style:name="P33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b2ee1"/>
    </style:style>
    <style:style style:name="P34" style:family="paragraph" style:parent-style-name="Standard">
      <style:paragraph-properties fo:margin-top="0.423cm" fo:margin-bottom="0.423cm" style:contextual-spacing="false" fo:line-height="100%"/>
      <style:text-properties officeooo:paragraph-rsid="00192144"/>
    </style:style>
    <style:style style:name="P35" style:family="paragraph" style:parent-style-name="Standard">
      <style:paragraph-properties fo:margin-top="0.423cm" fo:margin-bottom="0.423cm" style:contextual-spacing="false" fo:line-height="100%"/>
      <style:text-properties officeooo:paragraph-rsid="00197c4a"/>
    </style:style>
    <style:style style:name="P36" style:family="paragraph" style:parent-style-name="Standard">
      <style:paragraph-properties fo:margin-top="0.423cm" fo:margin-bottom="0.423cm" style:contextual-spacing="false" fo:line-height="100%"/>
      <style:text-properties officeooo:paragraph-rsid="001ad789"/>
    </style:style>
    <style:style style:name="P37" style:family="paragraph" style:parent-style-name="Standard">
      <style:paragraph-properties fo:margin-top="0.423cm" fo:margin-bottom="0.423cm" style:contextual-spacing="false" fo:line-height="100%"/>
      <style:text-properties officeooo:paragraph-rsid="001b2ee1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39" style:family="paragraph" style:parent-style-name="Standard">
      <style:paragraph-properties fo:margin-top="0.423cm" fo:margin-bottom="0.423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40" style:family="paragraph" style:parent-style-name="Standard">
      <style:paragraph-properties fo:margin-top="0.423cm" fo:margin-bottom="0.423cm" style:contextual-spacing="false" fo:line-height="100%" fo:orphans="0" fo:widows="0"/>
      <style:text-properties style:font-name="Times New Roman" style:font-name-asian="Times New Roman1" style:language-asian="pt" style:country-asian="BR" style:font-name-complex="Times New Roman1"/>
    </style:style>
    <style:style style:name="P4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42" style:family="paragraph" style:parent-style-name="Standard">
      <style:paragraph-properties fo:margin-left="0cm" fo:margin-right="-0.776cm" fo:margin-top="0cm" fo:margin-bottom="0cm" style:contextual-spacing="false" fo:line-height="100%" fo:orphans="0" fo:widows="0" fo:text-indent="0cm" style:auto-text-indent="false"/>
      <style:text-properties style:font-name="Times New Roman" style:font-name-asian="Times New Roman1" style:language-asian="pt" style:country-asian="BR" style:font-name-complex="Times New Roman1"/>
    </style:style>
    <style:style style:name="P43" style:family="paragraph" style:parent-style-name="Standard">
      <style:paragraph-properties fo:line-height="107%" fo:orphans="0" fo:widows="0">
        <style:tab-stops/>
      </style:paragraph-properties>
    </style:style>
    <style:style style:name="P44" style:family="paragraph" style:parent-style-name="Standard">
      <style:paragraph-properties fo:line-height="107%" fo:orphans="0" fo:widows="0">
        <style:tab-stops/>
      </style:paragraph-properties>
      <style:text-properties officeooo:paragraph-rsid="00192144"/>
    </style:style>
    <style:style style:name="P45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/>
    </style:style>
    <style:style style:name="P46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officeooo:paragraph-rsid="00192144"/>
    </style:style>
    <style:style style:name="P47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officeooo:paragraph-rsid="00197c4a"/>
    </style:style>
    <style:style style:name="P48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fo:font-size="11pt" style:font-size-asian="11pt" style:font-size-complex="11pt"/>
    </style:style>
    <style:style style:name="P49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fo:font-size="11pt" officeooo:paragraph-rsid="00197c4a" style:font-size-asian="11pt" style:font-size-complex="11pt"/>
    </style:style>
    <style:style style:name="P50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51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52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officeooo:paragraph-rsid="00192144"/>
    </style:style>
    <style:style style:name="P53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officeooo:paragraph-rsid="00197c4a"/>
    </style:style>
    <style:style style:name="P54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officeooo:paragraph-rsid="001ad789"/>
    </style:style>
    <style:style style:name="P55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officeooo:paragraph-rsid="001b2ee1"/>
    </style:style>
    <style:style style:name="P56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57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Arial" fo:font-size="11pt" officeooo:paragraph-rsid="00192144" style:font-name-asian="Times New Roman1" style:font-size-asian="11pt" style:language-asian="pt" style:country-asian="BR" style:font-name-complex="Times New Roman1" style:font-size-complex="11pt"/>
    </style:style>
    <style:style style:name="P58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1"/>
    </style:style>
    <style:style style:name="P59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60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61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officeooo:paragraph-rsid="00197c4a" style:font-name-asian="Times New Roman1" style:font-size-asian="10.5pt" style:language-asian="pt" style:country-asian="BR" style:font-name-complex="Times New Roman1" style:font-size-complex="10.5pt"/>
    </style:style>
    <style:style style:name="P62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Roboto" fo:font-size="10.5pt" officeooo:paragraph-rsid="00197c4a" style:font-name-asian="Times New Roman1" style:font-size-asian="10.5pt" style:language-asian="pt" style:country-asian="BR" style:font-name-complex="Times New Roman1" style:font-size-complex="10.5pt"/>
    </style:style>
    <style:style style:name="P63" style:family="paragraph" style:parent-style-name="Standard">
      <style:paragraph-properties fo:margin-top="0.423cm" fo:margin-bottom="0.423cm" style:contextual-spacing="false" fo:line-height="100%"/>
      <style:text-properties officeooo:rsid="00157ba4" officeooo:paragraph-rsid="00157ba4"/>
    </style:style>
    <style:style style:name="P64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157ba4" officeooo:paragraph-rsid="00157ba4"/>
    </style:style>
    <style:style style:name="P65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officeooo:rsid="00192019" officeooo:paragraph-rsid="00192019"/>
    </style:style>
    <style:style style:name="P66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paragraph-rsid="00192144"/>
    </style:style>
    <style:style style:name="P67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paragraph-rsid="00197c4a"/>
    </style:style>
    <style:style style:name="P68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paragraph-rsid="001ad789"/>
    </style:style>
    <style:style style:name="P69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paragraph-rsid="001b2ee1"/>
    </style:style>
    <style:style style:name="P70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71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72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</style:style>
    <style:style style:name="P73" style:family="paragraph" style:parent-style-name="Text_20_body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74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</style:style>
    <style:style style:name="P75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officeooo:paragraph-rsid="00197c4a"/>
    </style:style>
    <style:style style:name="P76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style:font-name="Liberation Serif" style:font-name-asian="Times New Roman1" style:language-asian="pt" style:country-asian="BR" style:font-name-complex="Times New Roman1"/>
    </style:style>
    <style:style style:name="P77" style:family="paragraph" style:parent-style-name="Text_20_body">
      <loext:graphic-properties draw:fill="solid" draw:fill-color="#ffffff"/>
      <style:paragraph-properties fo:margin-left="0cm" fo:margin-right="0cm" fo:margin-top="0cm" fo:margin-bottom="0.388cm" style:contextual-spacing="true" fo:line-height="100%" fo:orphans="0" fo:widows="0" fo:text-indent="0cm" style:auto-text-indent="false" fo:background-color="#ffffff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78" style:family="paragraph" style:parent-style-name="Text_20_body" style:list-style-name="WWNum1">
      <style:paragraph-properties fo:margin-left="1.251cm" fo:margin-right="0cm" fo:line-height="115%" fo:orphans="0" fo:widows="0" fo:text-indent="0cm" style:auto-text-indent="false">
        <style:tab-stops>
          <style:tab-stop style:position="0cm"/>
        </style:tab-stops>
      </style:paragraph-properties>
    </style:style>
    <style:style style:name="P79" style:family="paragraph" style:parent-style-name="Text_20_body" style:list-style-name="WWNum2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80" style:family="paragraph" style:parent-style-name="Text_20_body" style:list-style-name="WWNum3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81" style:family="paragraph" style:parent-style-name="Text_20_body" style:list-style-name="WWNum4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82" style:family="paragraph" style:parent-style-name="Text_20_body" style:list-style-name="WWNum5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83" style:family="paragraph" style:parent-style-name="Text_20_body" style:list-style-name="WWNum6">
      <style:paragraph-properties fo:margin-left="1.27cm" fo:margin-right="0cm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84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style:font-name="Arial" officeooo:paragraph-rsid="00192144"/>
    </style:style>
    <style:style style:name="P85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style:font-name="Arial" officeooo:paragraph-rsid="00197c4a"/>
    </style:style>
    <style:style style:name="P86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style:font-name="Arial" officeooo:paragraph-rsid="001ad789"/>
    </style:style>
    <style:style style:name="P87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style:font-name="Arial" officeooo:paragraph-rsid="001b2ee1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6c18d" style:font-name-asian="Times New Roman1" style:font-size-asian="18pt" style:language-asian="pt" style:country-asian="BR" style:font-weight-asian="bold" style:font-name-complex="Arial1" style:font-size-complex="18pt" style:font-weight-complex="bold"/>
    </style:style>
    <style:style style:name="T3" style:family="text">
      <style:text-properties fo:color="#000000" loext:opacity="100%" style:font-name="Arial" fo:font-size="7pt" style:letter-kerning="true" style:font-name-asian="Times New Roman1" style:font-size-asian="7pt" style:language-asian="pt" style:country-asian="BR" style:font-name-complex="Arial1" style:font-size-complex="7pt"/>
    </style:style>
    <style:style style:name="T4" style:family="text">
      <style:text-properties fo:color="#000000" loext:opacity="100%" style:font-name="Arial" fo:font-size="14pt" fo:font-weight="bold" style:letter-kerning="true" style:font-name-asian="Times New Roman1" style:font-size-asian="14pt" style:language-asian="pt" style:country-asian="BR" style:font-weight-asian="bold" style:font-name-complex="Arial1" style:font-size-complex="14pt" style:font-weight-complex="bold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1"/>
    </style:style>
    <style:style style:name="T6" style:family="text">
      <style:text-properties fo:color="#000000" loext:opacity="100%" style:font-name="Arial" officeooo:rsid="00157ba4" style:font-name-asian="Times New Roman1" style:language-asian="pt" style:country-asian="BR" style:font-name-complex="Arial1"/>
    </style:style>
    <style:style style:name="T7" style:family="text">
      <style:text-properties fo:color="#000000" loext:opacity="100%" style:font-name="Arial" officeooo:rsid="00171072" style:font-name-asian="Times New Roman1" style:language-asian="pt" style:country-asian="BR" style:font-name-complex="Arial1"/>
    </style:style>
    <style:style style:name="T8" style:family="text">
      <style:text-properties fo:color="#000000" loext:opacity="100%" style:font-name="Arial" officeooo:rsid="00182689" style:font-name-asian="Times New Roman1" style:language-asian="pt" style:country-asian="BR" style:font-name-complex="Arial1"/>
    </style:style>
    <style:style style:name="T9" style:family="text"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1" style:font-style-complex="italic" style:font-weight-complex="bold"/>
    </style:style>
    <style:style style:name="T10" style:family="text">
      <style:text-properties fo:color="#000000" loext:opacity="100%" style:font-name="Arial" fo:font-size="9pt" fo:font-weight="bold" style:font-name-asian="Times New Roman1" style:font-size-asian="9pt" style:language-asian="pt" style:country-asian="BR" style:font-weight-asian="bold" style:font-name-complex="Arial1" style:font-size-complex="9pt" style:font-weight-complex="bold"/>
    </style:style>
    <style:style style:name="T11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12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T13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Arial1" style:font-size-complex="11pt"/>
    </style:style>
    <style:style style:name="T14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1"/>
    </style:style>
    <style:style style:name="T15" style:family="text">
      <style:text-properties fo:color="#000000" loext:opacity="100%"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16" style:family="text">
      <style:text-properties fo:color="#000000" loext:opacity="100%" style:font-name="Times New Roman" fo:font-size="14pt" fo:font-weight="bold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7" style:family="text">
      <style:text-properties fo:color="#000000" loext:opacity="100%" style:font-name="Times New Roman" fo:font-size="14pt" fo:font-weight="bold" officeooo:rsid="00192144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8" style:family="text">
      <style:text-properties fo:color="#000000" loext:opacity="100%" style:font-name="Times New Roman" fo:font-size="14pt" fo:font-weight="bold" officeooo:rsid="00197c4a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officeooo:rsid="001ad789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officeooo:rsid="001b2ee1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22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23" style:family="text"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T24" style:family="text">
      <style:text-properties style:font-name="Arial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Arial1" style:font-size-complex="11pt"/>
    </style:style>
    <style:style style:name="T27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T28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color="#000000" loext:opacity="100%" style:font-name="Segoe UI VSS (Regular)" fo:font-size="8.5pt" fo:letter-spacing="normal" fo:font-style="normal" fo:font-weight="normal" style:font-size-asian="8.5pt" style:font-style-asian="normal" style:font-weight-asian="normal"/>
    </style:style>
    <style:style style:name="T30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1" style:font-size-complex="10.5pt"/>
    </style:style>
    <style:style style:name="T31" style:family="text">
      <style:text-properties fo:color="#222222" loext:opacity="100%" style:font-name="Arial" fo:font-size="11.5pt" style:font-name-asian="Times New Roman1" style:font-size-asian="11.5pt" style:language-asian="pt" style:country-asian="BR" style:font-name-complex="Arial1" style:font-size-complex="11.5pt"/>
    </style:style>
    <style:style style:name="T32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Test Plan Cadastrar Editar e Pesquisar Categorias , subcategorias, </text:span><text:span text:style-name="T2">Produtos e Centro de <text:s/>Distribuição.</text:span></text:p>
      <text:p text:style-name="P10"><text:span text:style-name="T3">  </text:span><text:span text:style-name="T4">Introdução</text:span></text:p>
      <text:p text:style-name="P17"><text:span text:style-name="T5">Trata-se <text:s/>de um sistema de e-commerce onde  o propósito dele é cadastrar, editar e pesquisar novas categorias, subcategorias, </text:span><text:span text:style-name="T7">produtos e centros de distribuição,</text:span><text:span text:style-name="T5"> a <text:s/>fim de organizar o nossos produtos.</text:span></text:p>
      <text:p text:style-name="P38"/>
      <text:p text:style-name="P38"/>
      <text:p text:style-name="P11"><text:span text:style-name="T3"><text:s/>  </text:span><text:span text:style-name="T4">Arquitetura</text:span></text:p>
      <text:p text:style-name="P18"><text:span text:style-name="T5">O framework utilizado para a implementação do back-end do Cadastrar, editar e pesquisar Categorias , </text:span><text:span text:style-name="T8">Subcategorias, Produtos e Centro de Distribuição</text:span><text:span text:style-name="T5"> é o C#.</text:span></text:p>
      <text:p text:style-name="P18"><text:span text:style-name="T5">Para o armazenamento e consulta de dados das categorias, será usada uma API que disponibiliza um conjunto de serviços REST. Funciona como na imagem, em que o cliente (aplicação) envia uma requisição à uma URL (endpoint) para acessar os serviços da API.</text:span></text:p>
      <text:p text:style-name="P65"><text:span text:style-name="T5">E também será integrado ao Banco de Dados.</text:span></text:p>
      <text:p text:style-name="P10"><text:span text:style-name="T3">    <text:s/></text:span><text:span text:style-name="T4">Funcionalidades</text:span><text:span text:style-name="T15"> </text:span><text:span text:style-name="T16">do Cadastro de Categorias</text:span></text:p>
      <text:p text:style-name="P19"><text:span text:style-name="T9"> 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0"><text:span text:style-name="T10">Funcionalidades</text:span></text:p>
          </table:table-cell>
          <table:table-cell table:style-name="Tabela1.A1" office:value-type="string">
            <text:p text:style-name="P20"><text:span text:style-name="T11">Comportamento Esperado</text:span></text:p>
          </table:table-cell>
          <table:table-cell table:style-name="Tabela1.A1" office:value-type="string">
            <text:p text:style-name="P20"><text:span text:style-name="T11">Verificações</text:span></text:p>
          </table:table-cell>
          <table:table-cell table:style-name="Tabela1.A1" office:value-type="string">
            <text:p text:style-name="P20"><text:span text:style-name="T11">Critérios de Aceite</text:span></text:p>
          </table:table-cell>
        </table:table-row>
        <table:table-row table:style-name="Tabela1.1">
          <table:table-cell table:style-name="Tabela1.A1" office:value-type="string">
            <text:p text:style-name="P20"><text:span text:style-name="T11">Cadastro</text:span></text:p>
          </table:table-cell>
          <table:table-cell table:style-name="Tabela1.A1" office:value-type="string">
            <text:p text:style-name="P43"><text:span text:style-name="T5">Deve ser exibido uma caixa de texto para o usuário escrever a categoria que deseja cadastrar.</text:span></text:p>
            <text:p text:style-name="P45"/>
            <text:p text:style-name="P21"><text:span text:style-name="T5">Ao digitar uma 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3"/>
          </table:table-cell>
          <table:table-cell table:style-name="Tabela1.A1" office:value-type="string">
            <text:p text:style-name="P22"><text:span text:style-name="T12">Nome da categoria (obrigatório; até 128 caracteres; somente alfabeto);</text:span></text:p>
            <text:p text:style-name="P56"/>
            <text:p text:style-name="P22"><text:span text:style-name="T12">Status booleano;</text:span></text:p>
            <text:p text:style-name="P56"/>
            <text:p text:style-name="P23"><text:span text:style-name="T12">Data de criação.</text:span></text:p>
            <text:p text:style-name="P23"><text:span text:style-name="T21"><text:s text:c="2"/></text:span><text:span text:style-name="T5">Usuário não preencher campos obrigatórios</text:span></text:p>
            <text:p text:style-name="P43"><text:span text:style-name="T24">Ultrapassar o limite de <text:s/>caracteres</text:span></text:p>
            <text:p text:style-name="P45"/>
          </table:table-cell>
          <table:table-cell table:style-name="Tabela1.A1" office:value-type="string">
            <text:p text:style-name="P70"/>
            <text:p text:style-name="P43"><text:span text:style-name="T24">Uma categoria não pode ter o mesmo nome de outra categoria;</text:span></text:p>
            <text:p text:style-name="P45"/>
            <text:p text:style-name="P43"><text:span text:style-name="T24">A categoria cadastrada deve ser registrada com o status de ativo;</text:span></text:p>
            <text:p text:style-name="P45"/>
            <text:p text:style-name="P43"><text:span text:style-name="T24">A categoria cadastrada deve ser registrada com a data e hora de criação.</text:span></text:p>
            <text:p text:style-name="P45"/>
          </table:table-cell>
        </table:table-row>
      </table:table>
      <text:p text:style-name="P40"/>
      <text:p text:style-name="P10"><text:soft-page-break/><text:span text:style-name="T3"><text:s/>  </text:span><text:span text:style-name="T4">Funcionalidades</text:span><text:span text:style-name="T15"> </text:span><text:span text:style-name="T16">da Edição de Categorias</text:span></text:p>
      <text:p text:style-name="P19"><text:span text:style-name="T9"> 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0"><text:span text:style-name="T10">Funcionalidades</text:span></text:p>
          </table:table-cell>
          <table:table-cell table:style-name="Tabela2.A1" office:value-type="string">
            <text:p text:style-name="P20"><text:span text:style-name="T11">Comportamento Esperado</text:span></text:p>
          </table:table-cell>
          <table:table-cell table:style-name="Tabela2.A1" office:value-type="string">
            <text:p text:style-name="P20"><text:span text:style-name="T11">Verificações</text:span></text:p>
          </table:table-cell>
          <table:table-cell table:style-name="Tabela2.A1" office:value-type="string">
            <text:p text:style-name="P20"><text:span text:style-name="T11">Critérios de Aceite</text:span></text:p>
          </table:table-cell>
        </table:table-row>
        <table:table-row table:style-name="Tabela2.1">
          <table:table-cell table:style-name="Tabela2.A1" office:value-type="string">
            <text:p text:style-name="P20"><text:span text:style-name="T11">Edição</text:span></text:p>
          </table:table-cell>
          <table:table-cell table:style-name="Tabela2.A1" office:value-type="string">
            <text:p text:style-name="P4"><text:span text:style-name="T5">Deve ser exibido uma caixa de texto para o usuário escrever a categoria que deseja editar.</text:span></text:p>
            <text:p text:style-name="P21"><text:span text:style-name="T5">Ao digitar uma categoria o usuário deve ser direcionado para a tela onde deve aparecer <text:s/>as opções de edição.</text:span></text:p>
            <text:p text:style-name="P21"><text:span text:style-name="T5">O usuário deve escolher o que vai editar e após feita a edição ele deve visualizar a categoria editada <text:s/>e as datas de criação e alteração</text:span></text:p>
          </table:table-cell>
          <table:table-cell table:style-name="Tabela2.A1" office:value-type="string">
            <text:p text:style-name="P59"/>
            <text:p text:style-name="P22"><text:span text:style-name="T23">Nome da categoria (obrigatório; até 128 caracteres; somente alfabeto);</text:span></text:p>
            <text:p text:style-name="P60"/>
            <text:p text:style-name="P22"><text:span text:style-name="T23">Status booleano;</text:span></text:p>
            <text:p text:style-name="P60"/>
            <text:p text:style-name="P23"><text:span text:style-name="T23">Data de criação.</text:span></text:p>
            <text:p text:style-name="P23"><text:span text:style-name="T23">Data da alteração.</text:span></text:p>
            <text:p text:style-name="P23"><text:span text:style-name="T21"><text:s text:c="2"/></text:span><text:span text:style-name="T5">Usuário não preencher campos obrigatórios</text:span></text:p>
            <text:p text:style-name="P43"><text:span text:style-name="T25">Ultrapassar o limite de <text:s/>caracteres</text:span></text:p>
            <text:p text:style-name="P48"/>
          </table:table-cell>
          <table:table-cell table:style-name="Tabela2.A1" office:value-type="string">
            <text:p text:style-name="P70"/>
            <text:p text:style-name="P43"><text:span text:style-name="T24">Toda categoria alterada deve ser registrada com a data e hora de modificação.</text:span></text:p>
            <text:p text:style-name="P45"/>
            <text:p text:style-name="P45"/>
          </table:table-cell>
        </table:table-row>
      </table:table>
      <text:p text:style-name="P40"/>
      <text:p text:style-name="P39"/>
      <text:p text:style-name="P10"><text:span text:style-name="T3"><text:s/>    </text:span><text:span text:style-name="T4">Funcionalidades</text:span><text:span text:style-name="T15"> </text:span><text:span text:style-name="T16">da Pesquisa de Categorias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0"><text:span text:style-name="T10">Funcionalidades</text:span></text:p>
          </table:table-cell>
          <table:table-cell table:style-name="Tabela3.A1" office:value-type="string">
            <text:p text:style-name="P20"><text:span text:style-name="T11">Comportamento Esperado</text:span></text:p>
          </table:table-cell>
          <table:table-cell table:style-name="Tabela3.A1" office:value-type="string">
            <text:p text:style-name="P20"><text:span text:style-name="T11">Verificações</text:span></text:p>
          </table:table-cell>
          <table:table-cell table:style-name="Tabela3.A1" office:value-type="string">
            <text:p text:style-name="P20"><text:span text:style-name="T11">Critérios de Aceite</text:span></text:p>
          </table:table-cell>
        </table:table-row>
        <table:table-row table:style-name="Tabela3.1">
          <table:table-cell table:style-name="Tabela3.A1" office:value-type="string">
            <text:p text:style-name="P20"><text:span text:style-name="T11">Pesquisa</text:span></text:p>
          </table:table-cell>
          <table:table-cell table:style-name="Tabela3.A1" office:value-type="string">
            <text:p text:style-name="P4"><text:span text:style-name="T5">Deve ser exibido uma caixa de texto para o usuário escrever a categoria que deseja </text:span><text:soft-page-break/><text:span text:style-name="T5">pesquisar.</text:span></text:p>
            <text:p text:style-name="P58"/>
            <text:p text:style-name="P21"><text:span text:style-name="T5">Ao digitar uma categoria o usuário deve ser direcionado para a tela onde deve aparecer:</text:span></text:p>
            <text:p text:style-name="P21"><text:span text:style-name="T5"><text:s text:c="2"/></text:span><text:span text:style-name="T26">Id de registro;</text:span></text:p>
            <text:p text:style-name="P21"><text:span text:style-name="T28">Nome da categoria/subcategoria;</text:span></text:p>
            <text:p text:style-name="P21"><text:span text:style-name="T28">Indicar se é categoria ou subcategoria;</text:span></text:p>
            <text:p text:style-name="P21"><text:span text:style-name="T28">Status;</text:span></text:p>
            <text:p text:style-name="P21"><text:span text:style-name="T28">Data de criação;</text:span></text:p>
            <text:p text:style-name="P21"><text:span text:style-name="T28">Data de modificação.</text:span></text:p>
            <text:p text:style-name="P50"/>
            <text:p text:style-name="P1"/>
            <text:p text:style-name="P1"/>
            <text:p text:style-name="P3"/>
          </table:table-cell>
          <table:table-cell table:style-name="Tabela3.A1" office:value-type="string">
            <text:p text:style-name="P59"/>
            <text:p text:style-name="P71"><text:span text:style-name="T27">Nome da categoria (até 128 caracteres; somente alfabeto; informar no mínimo 3 caracteres para a busca);</text:span></text:p>
            <text:p text:style-name="P51"/>
            <text:p text:style-name="P60"><text:soft-page-break/></text:p>
            <text:p text:style-name="P43"><text:span text:style-name="T25">Status (Todos, Ativos, Inativos);</text:span></text:p>
            <text:p text:style-name="P43"><text:span text:style-name="T25">Apenas Categorias.</text:span></text:p>
            <text:p text:style-name="P48"/>
            <text:p text:style-name="P43"><text:span text:style-name="T12"><text:s text:c="2"/></text:span><text:span text:style-name="T13">Usuário não preencher campos obrigatórios</text:span></text:p>
            <text:p text:style-name="P43"><text:span text:style-name="T25">Ultrapassar o limite de <text:s/>caracteres</text:span></text:p>
            <text:p text:style-name="P48"/>
          </table:table-cell>
          <table:table-cell table:style-name="Tabela3.A1" office:value-type="string">
            <text:p text:style-name="P70"/>
            <text:p text:style-name="P74"><text:span text:style-name="T27">É possível combinar os filtros existentes de qualquer forma;</text:span></text:p>
            <text:p text:style-name="P70"/>
            <text:p text:style-name="P74"><text:span text:style-name="T28">A ordenação deverá ser crescente por nome da categoria (possibilidade </text:span><text:soft-page-break/><text:span text:style-name="T28">de realizar uma ordenação decrescente).</text:span></text:p>
            <text:p text:style-name="P70"/>
          </table:table-cell>
        </table:table-row>
      </table:table>
      <text:p text:style-name="P40"/>
      <text:p text:style-name="P10"><text:span text:style-name="T3">    <text:s/></text:span><text:span text:style-name="T4">Funcionalidades</text:span><text:span text:style-name="T15"> </text:span><text:span text:style-name="T16">do Cadastro de Subcategorias</text:span></text:p>
      <text:p text:style-name="P19"><text:span text:style-name="T9"> 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0"><text:span text:style-name="T10">Funcionalidades</text:span></text:p>
          </table:table-cell>
          <table:table-cell table:style-name="Tabela4.A1" office:value-type="string">
            <text:p text:style-name="P20"><text:span text:style-name="T11">Comportamento Esperado</text:span></text:p>
          </table:table-cell>
          <table:table-cell table:style-name="Tabela4.A1" office:value-type="string">
            <text:p text:style-name="P20"><text:span text:style-name="T11">Verificações</text:span></text:p>
          </table:table-cell>
          <table:table-cell table:style-name="Tabela4.A1" office:value-type="string">
            <text:p text:style-name="P20"><text:span text:style-name="T11">Critérios de Aceite</text:span></text:p>
          </table:table-cell>
        </table:table-row>
        <table:table-row table:style-name="Tabela4.1">
          <table:table-cell table:style-name="Tabela4.A1" office:value-type="string">
            <text:p text:style-name="P20"><text:span text:style-name="T11">Cadastro</text:span></text:p>
          </table:table-cell>
          <table:table-cell table:style-name="Tabela4.A1" office:value-type="string">
            <text:p text:style-name="P6"/>
            <text:p text:style-name="P21"><text:span text:style-name="T5"><text:s/>Deve ser exibido uma caixa de texto para o usuário escrever a subcategoria que </text:span><text:soft-page-break/><text:span text:style-name="T5">deseja cadastrar.</text:span></text:p>
            <text:p text:style-name="P58"/>
            <text:p text:style-name="P21"><text:span text:style-name="T5">Ao digitar uma sub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3"/>
          </table:table-cell>
          <table:table-cell table:style-name="Tabela4.A1" office:value-type="string">
            <text:p text:style-name="P72"><text:span text:style-name="T27">Nome da subcategoria (obrigatório; até 128 caracteres; somente alfabeto);</text:span></text:p>
            <text:p text:style-name="P76"/>
            <text:p text:style-name="P72"><text:span text:style-name="T28">Status booleano;</text:span></text:p>
            <text:p text:style-name="P77"/>
            <text:p text:style-name="P72"><text:soft-page-break/><text:span text:style-name="T28">Data de criação;</text:span></text:p>
            <text:p text:style-name="P7"/>
          </table:table-cell>
          <table:table-cell table:style-name="Tabela4.A1" office:value-type="string">
            <text:p text:style-name="P70"/>
            <text:p text:style-name="P73"><text:span text:style-name="T27">Uma categoria pode ter uma ou mais subcategorias;</text:span></text:p>
            <text:list text:style-name="WWNum1">
              <text:list-item>
                <text:p text:style-name="P78"><text:span text:style-name="T28">Ex.: Informática (Monitores, Notebooks, </text:span><text:soft-page-break/><text:span text:style-name="T28">Assistentes pessoais etc.);</text:span></text:p>
              </text:list-item>
            </text:list>
            <text:list text:style-name="WWNum2">
              <text:list-item>
                <text:p text:style-name="P79"><text:span text:style-name="T28">Uma subcategoria não pode ter o mesmo nome de outra subcategoria;</text:span></text:p>
              </text:list-item>
            </text:list>
            <text:list text:style-name="WWNum3">
              <text:list-item>
                <text:p text:style-name="P80"><text:span text:style-name="T28">Uma subcategoria não pode ter o mesmo nome de uma categoria;</text:span></text:p>
              </text:list-item>
            </text:list>
            <text:list text:style-name="WWNum4">
              <text:list-item>
                <text:p text:style-name="P81"><text:span text:style-name="T28">Toda subcategoria cadastrada deve ser registrada com o</text:span><text:span text:style-name="T29"> </text:span><text:span text:style-name="T28">status de ativo;</text:span></text:p>
              </text:list-item>
            </text:list>
            <text:list text:style-name="WWNum5">
              <text:list-item>
                <text:p text:style-name="P82"><text:span text:style-name="T28">Toda subcategoria cadastrada deve ser registrada com a data e hora de criação;</text:span></text:p>
              </text:list-item>
            </text:list>
            <text:list text:style-name="WWNum6">
              <text:list-item>
                <text:p text:style-name="P83"><text:span text:style-name="T28">Não é possível cadastrar uma subcategoria em categoria inativa.</text:span><text:span text:style-name="T25"><text:line-break/></text:span></text:p>
              </text:list-item>
            </text:list>
          </table:table-cell>
        </table:table-row>
      </table:table>
      <text:p text:style-name="P40"/>
      <text:p text:style-name="P10"><text:span text:style-name="T3"><text:s/>  </text:span><text:span text:style-name="T4">Funcionalidades</text:span><text:span text:style-name="T15"> </text:span><text:span text:style-name="T16">da Edição de Subcategorias</text:span></text:p>
      <text:p text:style-name="P19"><text:span text:style-name="T9"> 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0"><text:span text:style-name="T10">Funcionalidades</text:span></text:p>
          </table:table-cell>
          <table:table-cell table:style-name="Tabela5.A1" office:value-type="string">
            <text:p text:style-name="P20"><text:span text:style-name="T11">Comportamento Esperado</text:span></text:p>
          </table:table-cell>
          <table:table-cell table:style-name="Tabela5.A1" office:value-type="string">
            <text:p text:style-name="P20"><text:span text:style-name="T11">Verificações</text:span></text:p>
          </table:table-cell>
          <table:table-cell table:style-name="Tabela5.A1" office:value-type="string">
            <text:p text:style-name="P20"><text:span text:style-name="T11">Critérios de Aceite</text:span></text:p>
          </table:table-cell>
        </table:table-row>
        <table:table-row table:style-name="Tabela5.1">
          <table:table-cell table:style-name="Tabela5.A1" office:value-type="string">
            <text:p text:style-name="P20"><text:span text:style-name="T11">Edição</text:span></text:p>
          </table:table-cell>
          <table:table-cell table:style-name="Tabela5.A1" office:value-type="string">
            <text:p text:style-name="P43"><text:span text:style-name="T25">Deve ser exibido uma caixa de texto para o usuário escrever a subcategoria que deseja </text:span><text:soft-page-break/><text:span text:style-name="T25">editar.</text:span></text:p>
            <text:p text:style-name="P21"><text:span text:style-name="T5">Ao digitar uma subcategoria o usuário deve ser direcionado para a tela onde deve aparecer <text:s/>as opções de edição.</text:span></text:p>
            <text:p text:style-name="P21"><text:span text:style-name="T5">O usuário deve escolher o que vai editar e após feita a edição ele deve visualizar a subcategoria editada <text:s/>e as datas de criação e alteração</text:span></text:p>
          </table:table-cell>
          <table:table-cell table:style-name="Tabela5.A1" office:value-type="string">
            <text:p text:style-name="P43"><text:span text:style-name="T24">Nome da subcategoria (obrigatório; até </text:span><text:soft-page-break/><text:span text:style-name="T24">128 caracteres; somente alfabeto);</text:span></text:p>
            <text:p text:style-name="P43"><text:span text:style-name="T24">Status booleano;</text:span></text:p>
            <text:p text:style-name="P43"><text:span text:style-name="T24">Data de criação;</text:span></text:p>
            <text:p text:style-name="P43"><text:span text:style-name="T24">Data da alteração.</text:span></text:p>
            <text:p text:style-name="P45"/>
          </table:table-cell>
          <table:table-cell table:style-name="Tabela5.A1" office:value-type="string">
            <text:p text:style-name="P43"><text:span text:style-name="T25">Uma categoria pode ter um ou mais subcategorias;</text:span></text:p>
            <text:p text:style-name="P43"><text:span text:style-name="T25">Ex.: Informática </text:span><text:soft-page-break/><text:span text:style-name="T25">(Monitores, Notebooks, Assistentes pessoais, …)</text:span></text:p>
            <text:p text:style-name="P43"><text:span text:style-name="T25">Quando uma categoria for alterada para inativa,  as suas subcategorias também deverão ser inativas;</text:span></text:p>
            <text:p text:style-name="P43"><text:span text:style-name="T25">Toda subcategoria alterada deve ser registrada com a data e hora de modificação;</text:span></text:p>
            <text:p text:style-name="P43"><text:span text:style-name="T28">Utilizar mapper, DTO e validação por annotation.</text:span><text:span text:style-name="T25"><text:line-break/></text:span></text:p>
          </table:table-cell>
        </table:table-row>
      </table:table>
      <text:p text:style-name="P40"/>
      <text:p text:style-name="P39"/>
      <text:p text:style-name="P10"><text:span text:style-name="T3"><text:s/>    </text:span><text:span text:style-name="T4">Funcionalidades</text:span><text:span text:style-name="T15"> </text:span><text:span text:style-name="T16">da Pesquisa de Subcategoria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0"><text:span text:style-name="T10">Funcionalidades</text:span></text:p>
          </table:table-cell>
          <table:table-cell table:style-name="Tabela6.A1" office:value-type="string">
            <text:p text:style-name="P20"><text:span text:style-name="T11">Comportamento Esperado</text:span></text:p>
          </table:table-cell>
          <table:table-cell table:style-name="Tabela6.A1" office:value-type="string">
            <text:p text:style-name="P20"><text:span text:style-name="T11">Verificações</text:span></text:p>
          </table:table-cell>
          <table:table-cell table:style-name="Tabela6.A1" office:value-type="string">
            <text:p text:style-name="P20"><text:span text:style-name="T11">Critérios de Aceite</text:span></text:p>
          </table:table-cell>
        </table:table-row>
        <table:table-row table:style-name="Tabela6.1">
          <table:table-cell table:style-name="Tabela6.A1" office:value-type="string">
            <text:p text:style-name="P20"><text:span text:style-name="T11">Pesquisa</text:span></text:p>
          </table:table-cell>
          <table:table-cell table:style-name="Tabela6.A1" office:value-type="string">
            <text:p text:style-name="P4"><text:span text:style-name="T5">Deve ser exibido uma caixa de texto para o usuário escrever a subcategoria que deseja pesquisar.</text:span></text:p>
            <text:p text:style-name="P58"/>
            <text:p text:style-name="P21"><text:span text:style-name="T5">Ao digitar uma subcategoria o usuário deve ser direcionado para a tela onde deve aparecer:</text:span></text:p>
            <text:p text:style-name="P21"><text:soft-page-break/><text:span text:style-name="T5"><text:s/></text:span><text:span text:style-name="T26">Id de registro;</text:span></text:p>
            <text:p text:style-name="P21"><text:span text:style-name="T28">Nome da subcategoria;</text:span></text:p>
            <text:p text:style-name="P21"><text:span text:style-name="T28">Indicar se é categoria ou subcategoria;</text:span></text:p>
            <text:p text:style-name="P21"><text:span text:style-name="T28">Status;</text:span></text:p>
            <text:p text:style-name="P21"><text:span text:style-name="T28">Data de criação;</text:span></text:p>
            <text:p text:style-name="P21"><text:span text:style-name="T28">Data de modificação.</text:span></text:p>
            <text:p text:style-name="P50"/>
            <text:p text:style-name="P1"/>
            <text:p text:style-name="P1"/>
            <text:p text:style-name="P8"/>
            <text:p text:style-name="P50"/>
            <text:p text:style-name="P1"/>
            <text:p text:style-name="P1"/>
            <text:p text:style-name="P3"/>
          </table:table-cell>
          <table:table-cell table:style-name="Tabela6.A1" office:value-type="string">
            <text:p text:style-name="P59"/>
            <text:p text:style-name="P43"><text:span text:style-name="T24">Nome da subcategoria (até 128 caracteres; somente alfabeto; informa no mínimo 3 caracteres para a busca);</text:span></text:p>
            <text:p text:style-name="P43"><text:span text:style-name="T24">Status (Todos, Ativos, Inativos);</text:span></text:p>
            <text:p text:style-name="P43"><text:span text:style-name="T24">Apenas subcategorias.</text:span></text:p>
            <text:p text:style-name="P45"/>
          </table:table-cell>
          <table:table-cell table:style-name="Tabela6.A1" office:value-type="string">
            <text:p text:style-name="P70"/>
            <text:p text:style-name="P43"><text:span text:style-name="T24">Exibir paginação configurável (opção de determinar quantos registros exibir por página);</text:span></text:p>
            <text:p text:style-name="P43"><text:span text:style-name="T24">É possível combinar os filtros existentes de qualquer forma;</text:span></text:p>
            <text:p text:style-name="P43"><text:span text:style-name="T28">A ordenação deverá ser crescente por nome da subcategoria (possibilidade de realizar uma ordenação decrescente).</text:span><text:span text:style-name="T25"><text:line-break/></text:span></text:p>
          </table:table-cell>
        </table:table-row>
      </table:table>
      <text:p text:style-name="P40"/>
      <text:p text:style-name="P13"><text:span text:style-name="T4">Funcionalidades</text:span><text:span text:style-name="T15"> </text:span><text:span text:style-name="T16">do Cadastro de <text:s/></text:span><text:span text:style-name="T17">Produtos</text:span></text:p>
      <text:p text:style-name="P34"><text:span text:style-name="T9"> 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30"><text:span text:style-name="T10">Funcionalidades</text:span></text:p>
          </table:table-cell>
          <table:table-cell table:style-name="Tabela9.A1" office:value-type="string">
            <text:p text:style-name="P30"><text:span text:style-name="T11">Comportamento Esperado</text:span></text:p>
          </table:table-cell>
          <table:table-cell table:style-name="Tabela9.A1" office:value-type="string">
            <text:p text:style-name="P30"><text:span text:style-name="T11">Verificações</text:span></text:p>
          </table:table-cell>
          <table:table-cell table:style-name="Tabela9.A1" office:value-type="string">
            <text:p text:style-name="P30"><text:span text:style-name="T11">Critérios de Aceite</text:span></text:p>
          </table:table-cell>
        </table:table-row>
        <table:table-row table:style-name="Tabela9.1">
          <table:table-cell table:style-name="Tabela9.A1" office:value-type="string">
            <text:p text:style-name="P30"><text:span text:style-name="T11">Cadastro</text:span></text:p>
          </table:table-cell>
          <table:table-cell table:style-name="Tabela9.A1" office:value-type="string">
            <text:p text:style-name="P66"><text:span text:style-name="T5"/></text:p>
          </table:table-cell>
          <table:table-cell table:style-name="Tabela9.A1" office:value-type="string">
            <text:p text:style-name="P52"><text:span text:style-name="T12"/></text:p>
          </table:table-cell>
          <table:table-cell table:style-name="Tabela9.A1" office:value-type="string">
            <text:p text:style-name="P84"/>
          </table:table-cell>
        </table:table-row>
      </table:table>
      <text:p text:style-name="P14"><text:span text:style-name="T3"><text:s/></text:span><text:span text:style-name="T4">Funcionalidades</text:span><text:span text:style-name="T15"> </text:span><text:span text:style-name="T16">da Edição de </text:span><text:span text:style-name="T18">Produtos</text:span></text:p>
      <text:p text:style-name="P35"><text:span text:style-name="T9"> 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31"><text:span text:style-name="T10">Funcionalidades</text:span></text:p>
          </table:table-cell>
          <table:table-cell table:style-name="Tabela10.A1" office:value-type="string">
            <text:p text:style-name="P31"><text:span text:style-name="T11">Comportamento Esperado</text:span></text:p>
          </table:table-cell>
          <table:table-cell table:style-name="Tabela10.A1" office:value-type="string">
            <text:p text:style-name="P31"><text:span text:style-name="T11">Verificações</text:span></text:p>
          </table:table-cell>
          <table:table-cell table:style-name="Tabela10.A1" office:value-type="string">
            <text:p text:style-name="P31"><text:span text:style-name="T11">Critérios de Aceite</text:span></text:p>
          </table:table-cell>
        </table:table-row>
        <table:table-row table:style-name="Tabela10.1">
          <table:table-cell table:style-name="Tabela10.A1" office:value-type="string">
            <text:p text:style-name="P31"><text:span text:style-name="T11">Edição</text:span></text:p>
          </table:table-cell>
          <table:table-cell table:style-name="Tabela10.A1" office:value-type="string">
            <text:p text:style-name="P5"><text:span text:style-name="T5"/></text:p>
          </table:table-cell>
          <table:table-cell table:style-name="Tabela10.A1" office:value-type="string">
            <text:p text:style-name="P61"/>
            <text:p text:style-name="P28"><text:span text:style-name="T12"/></text:p>
            <text:p text:style-name="P49"/>
          </table:table-cell>
          <table:table-cell table:style-name="Tabela10.A1" office:value-type="string">
            <text:p text:style-name="P75"><text:span text:style-name="T24"/></text:p>
            <text:p text:style-name="P47"/>
            <text:p text:style-name="P47"/>
          </table:table-cell>
        </table:table-row>
      </table:table>
      <text:p text:style-name="P14"><text:span text:style-name="T4">Funcionalidades</text:span><text:span text:style-name="T15"> </text:span><text:span text:style-name="T16">do </text:span><text:span text:style-name="T18">Pesquisa</text:span><text:span text:style-name="T16"> de <text:s/></text:span><text:span text:style-name="T17">Produtos</text:span></text:p>
      <text:p text:style-name="P35"><text:span text:style-name="T9"> 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31"><text:span text:style-name="T10">Funcionalidades</text:span></text:p>
          </table:table-cell>
          <table:table-cell table:style-name="Tabela11.A1" office:value-type="string">
            <text:p text:style-name="P31"><text:span text:style-name="T11">Comportamento Esperado</text:span></text:p>
          </table:table-cell>
          <table:table-cell table:style-name="Tabela11.A1" office:value-type="string">
            <text:p text:style-name="P31"><text:span text:style-name="T11">Verificações</text:span></text:p>
          </table:table-cell>
          <table:table-cell table:style-name="Tabela11.A1" office:value-type="string">
            <text:p text:style-name="P31"><text:span text:style-name="T11">Critérios de Aceite</text:span></text:p>
          </table:table-cell>
        </table:table-row>
        <table:table-row table:style-name="Tabela11.1">
          <table:table-cell table:style-name="Tabela11.A1" office:value-type="string">
            <text:p text:style-name="P31"><text:span text:style-name="T11">Cadastro</text:span></text:p>
          </table:table-cell>
          <table:table-cell table:style-name="Tabela11.A1" office:value-type="string">
            <text:p text:style-name="P67"><text:span text:style-name="T5"/></text:p>
          </table:table-cell>
          <table:table-cell table:style-name="Tabela11.A1" office:value-type="string">
            <text:p text:style-name="P53"><text:span text:style-name="T12"/></text:p>
          </table:table-cell>
          <table:table-cell table:style-name="Tabela11.A1" office:value-type="string">
            <text:p text:style-name="P85"/>
          </table:table-cell>
        </table:table-row>
      </table:table>
      <text:p text:style-name="P15"><text:span text:style-name="T4">Funcionalidades</text:span><text:span text:style-name="T15"> </text:span><text:span text:style-name="T16">do Cadastro de <text:s/></text:span><text:span text:style-name="T17"><text:s/></text:span><text:span text:style-name="T19">Centros de Distribuição</text:span></text:p>
      <text:p text:style-name="P36"><text:span text:style-name="T9"> 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32"><text:span text:style-name="T10">Funcionalidades</text:span></text:p>
          </table:table-cell>
          <table:table-cell table:style-name="Tabela12.A1" office:value-type="string">
            <text:p text:style-name="P32"><text:span text:style-name="T11">Comportamento Esperado</text:span></text:p>
          </table:table-cell>
          <table:table-cell table:style-name="Tabela12.A1" office:value-type="string">
            <text:p text:style-name="P32"><text:span text:style-name="T11">Verificações</text:span></text:p>
          </table:table-cell>
          <table:table-cell table:style-name="Tabela12.A1" office:value-type="string">
            <text:p text:style-name="P32"><text:span text:style-name="T11">Critérios de Aceite</text:span></text:p>
          </table:table-cell>
        </table:table-row>
        <table:table-row table:style-name="Tabela12.1">
          <table:table-cell table:style-name="Tabela12.A1" office:value-type="string">
            <text:p text:style-name="P32"><text:span text:style-name="T11">Cadastro</text:span></text:p>
          </table:table-cell>
          <table:table-cell table:style-name="Tabela12.A1" office:value-type="string">
            <text:p text:style-name="P68"><text:span text:style-name="T5"/></text:p>
          </table:table-cell>
          <table:table-cell table:style-name="Tabela12.A1" office:value-type="string">
            <text:p text:style-name="P54"><text:span text:style-name="T12"/></text:p>
          </table:table-cell>
          <table:table-cell table:style-name="Tabela12.A1" office:value-type="string">
            <text:p text:style-name="P86"/>
          </table:table-cell>
        </table:table-row>
      </table:table>
      <text:p text:style-name="P16"><text:span text:style-name="T4">Funcionalidades</text:span><text:span text:style-name="T15"> </text:span><text:span text:style-name="T16">d</text:span><text:span text:style-name="T20">a Edição do Centro de Distribuição. <text:s/></text:span></text:p>
      <text:p text:style-name="P37"><text:span text:style-name="T9"> 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33"><text:span text:style-name="T10">Funcionalidades</text:span></text:p>
          </table:table-cell>
          <table:table-cell table:style-name="Tabela13.A1" office:value-type="string">
            <text:p text:style-name="P33"><text:span text:style-name="T11">Comportamento Esperado</text:span></text:p>
          </table:table-cell>
          <table:table-cell table:style-name="Tabela13.A1" office:value-type="string">
            <text:p text:style-name="P33"><text:span text:style-name="T11">Verificações</text:span></text:p>
          </table:table-cell>
          <table:table-cell table:style-name="Tabela13.A1" office:value-type="string">
            <text:p text:style-name="P33"><text:span text:style-name="T11">Critérios de Aceite</text:span></text:p>
          </table:table-cell>
        </table:table-row>
        <table:table-row table:style-name="Tabela13.1">
          <table:table-cell table:style-name="Tabela13.A1" office:value-type="string">
            <text:p text:style-name="P33"><text:span text:style-name="T11">Cadastro</text:span></text:p>
          </table:table-cell>
          <table:table-cell table:style-name="Tabela13.A1" office:value-type="string">
            <text:p text:style-name="P69"><text:span text:style-name="T5"/></text:p>
          </table:table-cell>
          <table:table-cell table:style-name="Tabela13.A1" office:value-type="string">
            <text:p text:style-name="P55"><text:span text:style-name="T12"/></text:p>
          </table:table-cell>
          <table:table-cell table:style-name="Tabela13.A1" office:value-type="string">
            <text:p text:style-name="P87"/>
          </table:table-cell>
        </table:table-row>
      </table:table>
      <text:p text:style-name="P16"><text:span text:style-name="T4">Funcionalidades</text:span><text:span text:style-name="T15"> </text:span><text:span text:style-name="T16">d</text:span><text:span text:style-name="T20">a Pesquisa do Centro de Distribuição.</text:span></text:p>
      <text:p text:style-name="P37"><text:soft-page-break/><text:span text:style-name="T9"> </text:span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33"><text:span text:style-name="T10">Funcionalidades</text:span></text:p>
          </table:table-cell>
          <table:table-cell table:style-name="Tabela14.A1" office:value-type="string">
            <text:p text:style-name="P33"><text:span text:style-name="T11">Comportamento Esperado</text:span></text:p>
          </table:table-cell>
          <table:table-cell table:style-name="Tabela14.A1" office:value-type="string">
            <text:p text:style-name="P33"><text:span text:style-name="T11">Verificações</text:span></text:p>
          </table:table-cell>
          <table:table-cell table:style-name="Tabela14.A1" office:value-type="string">
            <text:p text:style-name="P33"><text:span text:style-name="T11">Critérios de Aceite</text:span></text:p>
          </table:table-cell>
        </table:table-row>
        <table:table-row table:style-name="Tabela14.1">
          <table:table-cell table:style-name="Tabela14.A1" office:value-type="string">
            <text:p text:style-name="P33"><text:span text:style-name="T11">Cadastro</text:span></text:p>
          </table:table-cell>
          <table:table-cell table:style-name="Tabela14.A1" office:value-type="string">
            <text:p text:style-name="P69"><text:span text:style-name="T5"/></text:p>
          </table:table-cell>
          <table:table-cell table:style-name="Tabela14.A1" office:value-type="string">
            <text:p text:style-name="P55"><text:span text:style-name="T12"/></text:p>
          </table:table-cell>
          <table:table-cell table:style-name="Tabela14.A1" office:value-type="string">
            <text:p text:style-name="P87"/>
          </table:table-cell>
        </table:table-row>
      </table:table>
      <text:p text:style-name="P16"><text:span text:style-name="T3"/></text:p>
      <text:p text:style-name="P9"><text:span text:style-name="T3"><text:s/></text:span><text:span text:style-name="T4">Estratégia de Teste</text:span></text:p>
      <text:p text:style-name="P9"><text:span text:style-name="T5"> </text:span></text:p>
      <text:p text:style-name="P19"><text:span text:style-name="T5"><text:s text:c="3"/>●</text:span><text:span text:style-name="T21">  </text:span><text:span text:style-name="T11">Escopo de Testes</text:span></text:p>
      <text:p text:style-name="P19"><text:span text:style-name="T5"> O plano de testes abrange todas as funcionalidades descritas na tabela acima. Serão executados testes em todos os níveis conforme a descrição abaixo. </text:span></text:p>
      <text:p text:style-name="P63"><text:span text:style-name="T5">Testes automatizados de performance.</text:span></text:p>
      <text:p text:style-name="P39"/>
      <text:p text:style-name="P9"><text:span text:style-name="T21">  </text:span><text:span text:style-name="T3"> </text:span><text:span text:style-name="T21"><text:s/></text:span><text:span text:style-name="T11">Ambiente e Ferramentas</text:span></text:p>
      <text:p text:style-name="P19"><text:span text:style-name="T5">Os testes serão feitos do ambiente de homologação, e contém as mesmas configurações do ambiente de produção com uma massa de dados gerada previamente pelo time de qualidade.</text:span></text:p>
      <text:p text:style-name="P19"><text:span text:style-name="T5">As seguintes ferramentas serão utilizadas no teste: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0"><text:span text:style-name="T5">Ferramenta </text:span></text:p>
          </table:table-cell>
          <table:table-cell table:style-name="Tabela7.A1" office:value-type="string">
            <text:p text:style-name="P20"><text:span text:style-name="T5">Time</text:span></text:p>
          </table:table-cell>
          <table:table-cell table:style-name="Tabela7.A1" office:value-type="string">
            <text:p text:style-name="P20"><text:span text:style-name="T5">Descrição</text:span></text:p>
          </table:table-cell>
        </table:table-row>
        <table:table-row table:style-name="Tabela7.1">
          <table:table-cell table:style-name="Tabela7.A1" office:value-type="string">
            <text:p text:style-name="P64"><text:span text:style-name="T5">Visual Code</text:span></text:p>
          </table:table-cell>
          <table:table-cell table:style-name="Tabela7.A1" office:value-type="string">
            <text:p text:style-name="P20"><text:span text:style-name="T5">Qualidade</text:span></text:p>
          </table:table-cell>
          <table:table-cell table:style-name="Tabela7.A1" office:value-type="string">
            <text:p text:style-name="P20"><text:span text:style-name="T5">Ferramenta para realização de testes </text:span><text:span text:style-name="T6">automatizados </text:span><text:span text:style-name="T5">de API</text:span></text:p>
          </table:table-cell>
        </table:table-row>
      </table:table>
      <text:p text:style-name="P12"><text:span text:style-name="T3"><text:s/>  </text:span><text:span text:style-name="T4">Classificação de Bugs</text:span></text:p>
      <text:p text:style-name="P19"><text:span text:style-name="T5"> </text:span></text:p>
      <text:p text:style-name="P19"><text:soft-page-break/><text:span text:style-name="T5">Os Bugs serão classificados com as seguintes severidades:</text:span></text:p>
      <text:p text:style-name="P19"><text:span text:style-name="T5"> 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0"><text:span text:style-name="T5">ID</text:span></text:p>
          </table:table-cell>
          <table:table-cell table:style-name="Tabela8.A1" office:value-type="string">
            <text:p text:style-name="P20"><text:span text:style-name="T5">Nivel de Severidade</text:span></text:p>
          </table:table-cell>
          <table:table-cell table:style-name="Tabela8.A1" office:value-type="string">
            <text:p text:style-name="P20"><text:span text:style-name="T5">Descrição</text:span></text:p>
          </table:table-cell>
        </table:table-row>
        <table:table-row table:style-name="Tabela8.2">
          <table:table-cell table:style-name="Tabela8.A1" office:value-type="string">
            <text:p text:style-name="P20"><text:span text:style-name="T5">1</text:span></text:p>
          </table:table-cell>
          <table:table-cell table:style-name="Tabela8.A1" office:value-type="string">
            <text:p text:style-name="P20"><text:span text:style-name="T5">Blocker</text:span></text:p>
          </table:table-cell>
          <table:table-cell table:style-name="Tabela8.A1" office:value-type="string">
            <text:p text:style-name="P20"><text:span text:style-name="T30">●</text:span><text:span text:style-name="T32">   </text:span><text:span text:style-name="T5">Bug que bloqueia o teste de uma função ou feature causa crash na aplicação.</text:span></text:p>
            <text:p text:style-name="P20"><text:span text:style-name="T30">●</text:span><text:span text:style-name="T32">  </text:span><text:span text:style-name="T14">Botão não funciona impedindo o uso completo da funcionalidade.</text:span></text:p>
            <text:p text:style-name="P20"><text:span text:style-name="T30">●</text:span><text:span text:style-name="T32">  </text:span><text:span text:style-name="T5">Bloqueia a entrega.</text:span></text:p>
            <text:p text:style-name="P41"/>
          </table:table-cell>
        </table:table-row>
        <table:table-row table:style-name="Tabela8.3">
          <table:table-cell table:style-name="Tabela8.A1" office:value-type="string">
            <text:p text:style-name="P20"><text:span text:style-name="T5">2</text:span></text:p>
          </table:table-cell>
          <table:table-cell table:style-name="Tabela8.A1" office:value-type="string">
            <text:p text:style-name="P20"><text:span text:style-name="T31">Grave</text:span></text:p>
          </table:table-cell>
          <table:table-cell table:style-name="Tabela8.A1" office:value-type="string">
            <text:p text:style-name="P20"><text:span text:style-name="T14">●</text:span><text:span text:style-name="T22">  </text:span><text:span text:style-name="T14">Funcionalidade não funciona como o esperado</text:span></text:p>
            <text:p text:style-name="P20"><text:span text:style-name="T5">●</text:span><text:span text:style-name="T21">  </text:span><text:span text:style-name="T5">Input incomum causa efeitos irreversíveis</text:span></text:p>
            <text:p text:style-name="P41"/>
          </table:table-cell>
        </table:table-row>
        <table:table-row table:style-name="Tabela8.4">
          <table:table-cell table:style-name="Tabela8.A1" office:value-type="string">
            <text:p text:style-name="P20"><text:span text:style-name="T5">3</text:span></text:p>
          </table:table-cell>
          <table:table-cell table:style-name="Tabela8.A1" office:value-type="string">
            <text:p text:style-name="P20"><text:span text:style-name="T5">Moderada</text:span></text:p>
          </table:table-cell>
          <table:table-cell table:style-name="Tabela8.A1" office:value-type="string">
            <text:p text:style-name="P20"><text:span text:style-name="T14">●</text:span><text:span text:style-name="T22">  </text:span><text:span text:style-name="T14">Funcionalidade não atinge certos critérios de aceitação, mas sua funcionalidade em geral não é afetada</text:span></text:p>
            <text:p text:style-name="P20"><text:span text:style-name="T5">●</text:span><text:span text:style-name="T21">  </text:span><text:span text:style-name="T5">Mensagem de erro ou sucesso não é exibida</text:span></text:p>
          </table:table-cell>
        </table:table-row>
        <table:table-row table:style-name="Tabela8.5">
          <table:table-cell table:style-name="Tabela8.A1" office:value-type="string">
            <text:p text:style-name="P20"><text:span text:style-name="T5">4</text:span></text:p>
          </table:table-cell>
          <table:table-cell table:style-name="Tabela8.A1" office:value-type="string">
            <text:p text:style-name="P20"><text:span text:style-name="T5">Pequena</text:span></text:p>
          </table:table-cell>
          <table:table-cell table:style-name="Tabela8.A1" office:value-type="string">
            <text:p text:style-name="P20"><text:span text:style-name="T14">●</text:span><text:span text:style-name="T22">  </text:span><text:span text:style-name="T14">Quase nenhum impacto na funcionalidade porém atrapalha a experiência</text:span></text:p>
            <text:p text:style-name="P20"><text:span text:style-name="T5">●</text:span><text:span text:style-name="T21">  </text:span><text:span text:style-name="T5">Erro ortográfico</text:span></text:p>
            <text:p text:style-name="P20"><text:span text:style-name="T5">●</text:span><text:span text:style-name="T21">  </text:span><text:span text:style-name="T5">Pequenos erros de UI</text:span></text:p>
            <text:p text:style-name="P41"/>
          </table:table-cell>
        </table:table-row>
      </table:table>
      <text:p text:style-name="P42"/>
      <text:p text:style-name="P10"><text:soft-page-break/><text:span text:style-name="T3"><text:s/>  </text:span><text:span text:style-name="T4">Definição de Pronto</text:span></text:p>
      <text:p text:style-name="P19"><text:span text:style-name="T5"> </text:span></text:p>
      <text:p text:style-name="P19"><text:span text:style-name="T5">Será considerada pronta as funcionalidades que passarem pelas verificações e testes descritas nestes TestPlan, não apresentarem bugs com a severidade acima de Minor, e passarem por uma validação de negócio de responsabilidade do time de produt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nse_20_Quote" style:display-name="Intense Quote" style:family="paragraph" style:parent-style-name="Standard" style:next-style-name="Standard">
      <style:paragraph-properties fo:margin-left="1.27cm" fo:margin-right="0cm" fo:margin-top="0.176cm" fo:margin-bottom="0.423cm" style:contextual-spacing="false" fo:line-height="0.423cm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Quote" style:family="paragraph" style:parent-style-name="Standard" style:next-style-name="Standard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0" style:font-family-asian="0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line-height="0.423cm"/>
      <style:text-properties fo:font-variant="small-caps" fo:color="#44546a" loext:opacity="100%"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Book_20_Title" style:display-name="Book Title" style:family="text">
      <style:text-properties fo:font-variant="small-caps" fo:color="#000000" loext:opacity="100%" style:font-name="Times New Roman" fo:font-family="'Times New Roman'" style:font-family-generic="roman" style:font-pitch="variable" fo:font-size="12pt" fo:letter-spacing="0.018cm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ense_20_Reference" style:display-name="Intense Reference" style:family="text">
      <style:text-properties fo:font-variant="small-caps" fo:color="#44546a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le_20_Reference" style:display-name="Subtle Reference" style:family="text">
      <style:text-properties fo:font-variant="small-caps" fo:color="#595959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Emphasis" style:display-name="Intense Emphasis" style:family="text">
      <style:text-properties fo:color="#000000" loext:opacity="10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Subtle_20_Emphasis" style:display-name="Subtle Emphasis" style:family="text">
      <style:text-properties fo:color="#595959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ção_20_Intensa_20_Char" style:display-name="Citação Intensa Char" style:family="text"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Citação_20_Char" style:display-name="Citação Char" style:family="text">
      <style:text-properties fo:color="#44546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ítulo_20_Char" style:display-name="Subtítulo Char" style:family="text">
      <style:text-properties fo:color="#4472c4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Char" style:display-name="Título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size-asian="36pt" style:font-name-complex="0" style:font-family-complex="0" style:font-family-generic-complex="system" style:font-pitch-complex="variable" style:font-size-complex="36pt"/>
    </style:style>
    <style:style style:name="Título_20_9_20_Char" style:display-name="Título 9 Char" style:family="text">
      <style:text-properties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8_20_Char" style:display-name="Título 8 Char" style:family="text">
      <style:text-properties fo:color="#1f3864" loext:opacity="100%" style:font-name="Calibri Light" fo:font-family="'Calibri Light'" style:font-family-generic="roman" style:font-pitch="variable" fo:font-size="12pt" fo:font-style="italic" fo:font-weight="bold" style:font-size-asian="12pt" style:font-style-asian="italic" style:font-weight-asian="bold" style:font-name-complex="0" style:font-family-complex="0" style:font-family-generic-complex="system" style:font-pitch-complex="variable" style:font-size-complex="12pt" style:font-style-complex="italic" style:font-weight-complex="bold"/>
    </style:style>
    <style:style style:name="Título_20_7_20_Char" style:display-name="Título 7 Char" style:family="text">
      <style:text-properties fo:color="#1f3864" loext:opacity="100%" style:font-name="Calibri Light" fo:font-family="'Calibri Light'" style:font-family-generic="roman" style:font-pitch="variable" fo:font-size="12pt" fo:font-weight="bold" style:font-size-asian="12pt" style:font-weight-asian="bold" style:font-name-complex="0" style:font-family-complex="0" style:font-family-generic-complex="system" style:font-pitch-complex="variable" style:font-size-complex="12pt" style:font-weight-complex="bold"/>
    </style:style>
    <style:style style:name="Título_20_6_20_Char" style:display-name="Título 6 Char" style:family="text">
      <style:text-properties fo:text-transform="uppercase"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5_20_Char" style:display-name="Título 5 Char" style:family="text">
      <style:text-properties fo:text-transform="uppercase" fo:color="#2f5496" loext:opacity="100%" style:font-name="Calibri Light" fo:font-family="'Calibri Light'" style:font-family-generic="roman" style:font-pitch="variable" fo:font-size="12pt" style:font-size-asian="12pt" style:font-name-complex="0" style:font-family-complex="0" style:font-family-generic-complex="system" style:font-pitch-complex="variable" style:font-size-complex="12pt"/>
    </style:style>
    <style:style style:name="Título_20_4_20_Char" style:display-name="Título 4 Char" style:family="text">
      <style:text-properties fo:color="#2f5496" loext:opacity="100%" style:font-name="Calibri Light" fo:font-family="'Calibri Light'" style:font-family-generic="roman" style:font-pitch="variable" style:font-name-complex="0" style:font-family-complex="0" style:font-family-generic-complex="system" style:font-pitch-complex="variable"/>
    </style:style>
    <style:style style:name="Título_20_3_20_Char" style:display-name="Título 3 Char" style:family="text">
      <style:text-properties fo:color="#2f5496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2_20_Char" style:display-name="Título 2 Char" style:family="text">
      <style:text-properties fo:color="#2f5496" loext:opacity="100%" style:font-name="Calibri Light" fo:font-family="'Calibri Light'" style:font-family-generic="roman" style:font-pitch="variable" fo:font-size="16pt" style:font-size-asian="16pt" style:font-name-complex="0" style:font-family-complex="0" style:font-family-generic-complex="system" style:font-pitch-complex="variable" style:font-size-complex="16pt"/>
    </style:style>
    <style:style style:name="Rodapé_20_Char" style:display-name="Rodapé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>
      <style:text-properties fo:color="#1f3864" loext:opacity="100%" style:font-name="Calibri Light" fo:font-family="'Calibri Light'" style:font-family-generic="roman" style:font-pitch="variable" fo:font-size="18pt" style:font-size-asian="18pt" style:font-name-complex="0" style:font-family-complex="0" style:font-family-generic-complex="system" style:font-pitch-complex="variable" style:font-size-complex="18pt"/>
    </style:style>
    <style:style style:name="Default_20_Paragraph_20_Font" style:display-name="Default Paragraph Font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nothing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2T13:43:31.716000000</dc:date>
    <meta:editing-duration>PT10M42S</meta:editing-duration>
    <meta:editing-cycles>11</meta:editing-cycles>
    <meta:generator>LibreOffice/7.4.5.1$Windows_X86_64 LibreOffice_project/9c0871452b3918c1019dde9bfac75448afc4b57f</meta:generator>
    <meta:document-statistic meta:table-count="14" meta:image-count="0" meta:object-count="0" meta:page-count="10" meta:paragraph-count="204" meta:word-count="1174" meta:character-count="7962" meta:non-whitespace-character-count="6874"/>
  </office:meta>
</office:document-meta>
</file>